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officeooo:rsid="0004f460" officeooo:paragraph-rsid="0004f460"/>
    </style:style>
    <style:style style:name="P2" style:family="paragraph" style:parent-style-name="Standard">
      <style:text-properties fo:language="pt" fo:country="BR" officeooo:rsid="0004f460" officeooo:paragraph-rsid="0005a4a4"/>
    </style:style>
    <style:style style:name="P3" style:family="paragraph" style:parent-style-name="Standard">
      <style:text-properties fo:language="pt" fo:country="BR" officeooo:rsid="0004f460" officeooo:paragraph-rsid="0004f460" fo:background-color="#ffff00"/>
    </style:style>
    <style:style style:name="P4" style:family="paragraph" style:parent-style-name="Standard">
      <style:text-properties fo:language="pt" fo:country="BR" officeooo:rsid="0005a4a4" officeooo:paragraph-rsid="0005a4a4"/>
    </style:style>
    <style:style style:name="P5" style:family="paragraph" style:parent-style-name="Standard">
      <style:text-properties fo:language="pt" fo:country="BR" fo:font-weight="bold" officeooo:rsid="0005a4a4" officeooo:paragraph-rsid="0005a4a4" style:font-weight-asian="bold" style:font-weight-complex="bold"/>
    </style:style>
    <style:style style:name="P6" style:family="paragraph" style:parent-style-name="Standard">
      <style:text-properties fo:language="pt" fo:country="BR" fo:font-style="italic" officeooo:rsid="0005a4a4" officeooo:paragraph-rsid="0005a4a4" style:font-style-asian="italic" style:font-style-complex="italic"/>
    </style:style>
    <style:style style:name="P7" style:family="paragraph" style:parent-style-name="Standard">
      <style:text-properties fo:language="pt" fo:country="BR" officeooo:rsid="000737f7" officeooo:paragraph-rsid="000737f7"/>
    </style:style>
    <style:style style:name="P8" style:family="paragraph" style:parent-style-name="Standard">
      <style:text-properties fo:language="en" fo:country="US" officeooo:rsid="0004f460" officeooo:paragraph-rsid="0004f460"/>
    </style:style>
    <style:style style:name="P9" style:family="paragraph" style:parent-style-name="Standard">
      <style:text-properties fo:language="en" fo:country="US" officeooo:rsid="0005a4a4" officeooo:paragraph-rsid="0005a4a4"/>
    </style:style>
    <style:style style:name="P10" style:family="paragraph" style:parent-style-name="Standard" style:list-style-name="L1">
      <style:text-properties fo:language="pt" fo:country="BR" officeooo:rsid="0005a4a4" officeooo:paragraph-rsid="0005a4a4"/>
    </style:style>
    <style:style style:name="P11" style:family="paragraph" style:parent-style-name="Standard" style:list-style-name="L2">
      <style:text-properties fo:language="pt" fo:country="BR" officeooo:rsid="0005a4a4" officeooo:paragraph-rsid="0005a4a4"/>
    </style:style>
    <style:style style:name="P12" style:family="paragraph" style:parent-style-name="Standard" style:list-style-name="L3">
      <style:text-properties fo:language="pt" fo:country="BR" officeooo:rsid="0005a4a4" officeooo:paragraph-rsid="0005a4a4"/>
    </style:style>
    <style:style style:name="P13" style:family="paragraph" style:parent-style-name="Standard" style:list-style-name="L4">
      <style:text-properties fo:language="pt" fo:country="BR" officeooo:rsid="0005a4a4" officeooo:paragraph-rsid="0005a4a4"/>
    </style:style>
    <style:style style:name="P14" style:family="paragraph" style:parent-style-name="Standard" style:list-style-name="L3">
      <style:text-properties fo:language="pt" fo:country="BR" officeooo:rsid="0004f460" officeooo:paragraph-rsid="0004f460"/>
    </style:style>
    <style:style style:name="P15" style:family="paragraph" style:parent-style-name="Standard" style:list-style-name="L4">
      <style:text-properties fo:language="pt" fo:country="BR" officeooo:rsid="0004f460" officeooo:paragraph-rsid="0004f460"/>
    </style:style>
    <style:style style:name="P16" style:family="paragraph" style:parent-style-name="Standard">
      <style:text-properties fo:language="pt" fo:country="BR" officeooo:rsid="000850d7" officeooo:paragraph-rsid="000850d7"/>
    </style:style>
    <style:style style:name="P17" style:family="paragraph" style:parent-style-name="Standard">
      <style:paragraph-properties fo:break-before="page"/>
      <style:text-properties fo:language="pt" fo:country="BR" officeooo:rsid="0004f460" officeooo:paragraph-rsid="0004f460"/>
    </style:style>
    <style:style style:name="T1" style:family="text">
      <style:text-properties fo:background-color="#ffffff" loext:char-shading-value="0"/>
    </style:style>
    <style:style style:name="T2" style:family="text">
      <style:text-properties officeooo:rsid="0005a4a4"/>
    </style:style>
    <style:style style:name="T3" style:family="text">
      <style:text-properties fo:font-weight="bold" style:font-weight-asian="bold" style:font-weight-complex="bold"/>
    </style:style>
    <style:style style:name="T4" style:family="text">
      <style:text-properties fo:font-weight="bold" officeooo:rsid="0005a4a4"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ula 20 de Abril de 2021</text:p>
      <text:p text:style-name="P16"/>
      <text:p text:style-name="P16"><text:s/>Reflexão do dia</text:p>
      <text:p text:style-name="P16">Qual sua verdadeira vocação.</text:p>
      <text:p text:style-name="P16"/>
      <text:p text:style-name="P16">Você está olhando pela janela, nada de especial no céu, apenas algumas nuvens. Aí chega alguém que não tem nada pra fazer e pergunta</text:p>
      <text:p text:style-name="P16">– Será que vai chover?</text:p>
      <text:p text:style-name="P16">Se você responder com certeza, você é de vendas. Pois sempre tem certeza de tudo. Se a resposta for sei lá, então você é da área de marketing, pois sempre estão pensando no que os outros não estão pensando. Se você respondeu há uma probabilidade. Engenharia, transformar o universo em números. Depende, recursos humanos, pois um fato sempre está na dependência de um fato….Se você responder “não sei”, há uma boa chance de você ter uma carreira de sucesso e chegar na diretoria. A cada 100 pessoas apenas 1 tem coragem de dizer não sei. Os outros 99 acham que tem que ter a resposta pronta pra qualquer situação.</text:p>
      <text:p text:style-name="P17">Aula 06/04/2021</text:p>
      <text:p text:style-name="P1"/>
      <text:p text:style-name="P1">Reflexão</text:p>
      <text:p text:style-name="P1">A história do anel</text:p>
      <text:p text:style-name="P1"/>
      <text:p text:style-name="P1"><text:tab/>Não espere que qualquer um saiba dar valor àquilo que precisa ser analisado por um especialista.</text:p>
      <text:p text:style-name="P1"/>
      <text:p text:style-name="P1">=======================================================================</text:p>
      <text:p text:style-name="P1"/>
      <text:p text:style-name="P1">Inteligência x Sabedoria</text:p>
      <text:p text:style-name="P1"/>
      <text:p text:style-name="P6">Provérbios 3:19</text:p>
      <text:p text:style-name="P4"/>
      <text:p text:style-name="P1">“<text:span text:style-name="T2">Deus </text:span><text:span text:style-name="T4">p</text:span><text:span text:style-name="T3">esou </text:span>o coração de faraó”</text:p>
      <text:p text:style-name="P8"/>
      <text:p text:style-name="P8">According to class:</text:p>
      <text:p text:style-name="P8"/>
      <text:p text:style-name="P4">Inteligência</text:p>
      <text:list xml:id="list4096534242" text:style-name="L1">
        <text:list-item>
          <text:p text:style-name="P10">Conhecimento</text:p>
        </text:list-item>
        <text:list-item>
          <text:p text:style-name="P10">Habilidades</text:p>
        </text:list-item>
        <text:list-item>
          <text:p text:style-name="P10">Talentos</text:p>
        </text:list-item>
        <text:list-item>
          <text:p text:style-name="P10">Criatividade</text:p>
        </text:list-item>
        <text:list-item>
          <text:p text:style-name="P10">Inovação</text:p>
        </text:list-item>
        <text:list-item>
          <text:p text:style-name="P10">Entendimento</text:p>
        </text:list-item>
      </text:list>
      <text:p text:style-name="P4"/>
      <text:p text:style-name="P4">Sabedoria</text:p>
      <text:list xml:id="list2432455189" text:style-name="L2">
        <text:list-item>
          <text:p text:style-name="P11">...</text:p>
        </text:list-item>
      </text:list>
      <text:p text:style-name="P4"/>
      <text:p text:style-name="P1">Frase da aula</text:p>
      <text:p text:style-name="P3">Você vai ser você.<text:span text:style-name="T1"> - Julian</text:span></text:p>
      <text:p text:style-name="P3"/>
      <text:p text:style-name="P1">Como podemos definir a inteligência?</text:p>
      <text:list xml:id="list1406476847" text:style-name="L3">
        <text:list-item>
          <text:p text:style-name="P14">Inteligência tem a ver com você</text:p>
        </text:list-item>
        <text:list-item>
          <text:p text:style-name="P12">Benefício próprio</text:p>
        </text:list-item>
        <text:list-item>
          <text:p text:style-name="P12">Você pode medir sua inteligência</text:p>
        </text:list-item>
      </text:list>
      <text:p text:style-name="P1"/>
      <text:p text:style-name="P1">Como podemos definir a sabedoria?</text:p>
      <text:list xml:id="list4101384735" text:style-name="L4">
        <text:list-item>
          <text:p text:style-name="P15">A sabedoria tem a ver com quem está ao seu redor.</text:p>
        </text:list-item>
        <text:list-item>
          <text:p text:style-name="P13">Benefício para o próximo</text:p>
        </text:list-item>
        <text:list-item>
          <text:p text:style-name="P15">“<text:span text:style-name="T2">Não é você que define se você é sábio, mas as pessoas ao seu redor”</text:span></text:p>
        </text:list-item>
        <text:list-item>
          <text:p text:style-name="P13">Não ganhamos sabedoria de Deus, Salomão “perdeu” a sabedoria… Algo que está em você através da presença de Deus na sua vida.</text:p>
        </text:list-item>
        <text:list-item>
          <text:p text:style-name="P13">A fonte da sabedoria é Deus.</text:p>
        </text:list-item>
      </text:list>
      <text:p text:style-name="P2"/>
      <text:p text:style-name="P1"/>
      <text:p text:style-name="P5">Esperteza…</text:p>
      <text:p text:style-name="P5"/>
      <text:p text:style-name="P9">My take on this</text:p>
      <text:p text:style-name="P7">Inteligência é informação e conhecimento aplicável</text:p>
      <text:p text:style-name="P7">Sabedoria vem de Deus e é o discerni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2.2$Windows_X86_64 LibreOffice_project/8a45595d069ef5570103caea1b71cc9d82b2aae4</meta:generator>
    <dc:date>2021-04-20T18:44:26.733000000</dc:date>
    <meta:editing-duration>PT9M44S</meta:editing-duration>
    <meta:editing-cycles>5</meta:editing-cycles>
    <meta:document-statistic meta:table-count="0" meta:image-count="0" meta:object-count="0" meta:page-count="2" meta:paragraph-count="40" meta:word-count="321" meta:character-count="1835" meta:non-whitespace-character-count="1566"/>
  </office:meta>
</office:document-meta>
</file>